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54231123119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968" calcext:value-type="float">
            <text:p>43.9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4231123119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4231123119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4231123119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9488" calcext:value-type="float">
            <text:p>43.9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4231123119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4231123119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8696" calcext:value-type="float">
            <text:p>43.6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4231123119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4231123119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4231123119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4231123119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7088" calcext:value-type="float">
            <text:p>43.7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4231123119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4231123119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1744" calcext:value-type="float">
            <text:p>43.6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423112311901</text:p>
          </table:table-cell>
          <table:table-cell office:value-type="string" calcext:value-type="string">
            <text:p>199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423112311901</text:p>
          </table:table-cell>
          <table:table-cell office:value-type="string" calcext:value-type="string">
            <text:p>197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423112311901</text:p>
          </table:table-cell>
          <table:table-cell office:value-type="string" calcext:value-type="string">
            <text:p>197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423112311901</text:p>
          </table:table-cell>
          <table:table-cell office:value-type="string" calcext:value-type="string">
            <text:p>195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423112311901</text:p>
          </table:table-cell>
          <table:table-cell office:value-type="string" calcext:value-type="string">
            <text:p>194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423112311901</text:p>
          </table:table-cell>
          <table:table-cell office:value-type="string" calcext:value-type="string">
            <text:p>194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